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15bfc" officeooo:paragraph-rsid="00015bf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15bfc" officeooo:paragraph-rsid="00015bf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15bfc" officeooo:paragraph-rsid="000ec49f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officeooo:rsid="00015bfc" officeooo:paragraph-rsid="00015bfc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15bfc" officeooo:paragraph-rsid="000ec49f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15bfc" officeooo:paragraph-rsid="002929ec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15bfc" officeooo:paragraph-rsid="001174c2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16346" officeooo:paragraph-rsid="002a6515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0ad801" officeooo:paragraph-rsid="00207b7b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033350" officeooo:paragraph-rsid="001b2675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2a6515" officeooo:paragraph-rsid="002a6515" style:font-size-asian="11.3500003814697pt" style:font-size-complex="13pt"/>
    </style:style>
    <style:style style:name="P12" style:family="paragraph" style:parent-style-name="Standard" style:master-page-name="">
      <loext:graphic-properties draw:fill="none"/>
      <style:paragraph-properties fo:margin-left="0.6252in" fo:margin-right="0in" fo:text-align="start" style:justify-single-word="false" fo:text-indent="-0.6252in" style:auto-text-indent="false" style:page-number="auto" fo:background-color="transparent"/>
      <style:text-properties fo:font-size="13pt" officeooo:rsid="00033350" officeooo:paragraph-rsid="0022d7bb" style:font-size-asian="11.3500003814697pt" style:font-size-complex="13pt"/>
    </style:style>
    <style:style style:name="P13" style:family="paragraph" style:parent-style-name="Standard" style:master-page-name="">
      <loext:graphic-properties draw:fill="none"/>
      <style:paragraph-properties fo:margin-left="0.6252in" fo:margin-right="0in" fo:text-align="start" style:justify-single-word="false" fo:text-indent="-0.6252in" style:auto-text-indent="false" style:page-number="auto" fo:background-color="transparent"/>
      <style:text-properties fo:font-size="13pt" officeooo:rsid="00033350" officeooo:paragraph-rsid="000ec49f" style:font-size-asian="11.3500003814697pt" style:font-size-complex="13pt"/>
    </style:style>
    <style:style style:name="P14" style:family="paragraph" style:parent-style-name="Standard" style:master-page-name="">
      <style:paragraph-properties fo:text-align="start" style:justify-single-word="false" style:page-number="auto"/>
      <style:text-properties fo:font-size="13pt" officeooo:rsid="001d36f9" officeooo:paragraph-rsid="001d36f9" style:font-size-asian="11.3500003814697pt" style:font-size-complex="13pt"/>
    </style:style>
    <style:style style:name="P15" style:family="paragraph" style:parent-style-name="Standard" style:master-page-name="">
      <style:paragraph-properties fo:text-align="start" style:justify-single-word="false" style:page-number="auto"/>
      <style:text-properties fo:font-size="13pt" officeooo:rsid="002a6515" officeooo:paragraph-rsid="002a6515" style:font-size-asian="11.3500003814697pt" style:font-size-complex="13pt"/>
    </style:style>
    <style:style style:name="P16" style:family="paragraph" style:parent-style-name="Standard" style:master-page-name="">
      <style:paragraph-properties fo:text-align="start" style:justify-single-word="false" style:page-number="auto"/>
      <style:text-properties fo:font-size="13pt" officeooo:rsid="00015bfc" officeooo:paragraph-rsid="00015bfc" style:font-size-asian="11.3500003814697pt" style:font-size-complex="13pt"/>
    </style:style>
    <style:style style:name="P17" style:family="paragraph" style:parent-style-name="Standard" style:master-page-name="">
      <style:paragraph-properties fo:text-align="start" style:justify-single-word="false" style:page-number="auto"/>
      <style:text-properties fo:font-size="13pt" officeooo:rsid="00016346" officeooo:paragraph-rsid="00016346" style:font-size-asian="11.3500003814697pt" style:font-size-complex="13pt"/>
    </style:style>
    <style:style style:name="P18" style:family="paragraph" style:parent-style-name="Standard" style:master-page-name="">
      <style:paragraph-properties fo:text-align="start" style:justify-single-word="false" style:page-number="auto"/>
      <style:text-properties fo:font-size="13pt" officeooo:rsid="00016346" officeooo:paragraph-rsid="000ec49f" style:font-size-asian="11.3500003814697pt" style:font-size-complex="13pt"/>
    </style:style>
    <style:style style:name="P19" style:family="paragraph" style:parent-style-name="Standard" style:master-page-name="">
      <style:paragraph-properties fo:text-align="start" style:justify-single-word="false" style:page-number="auto"/>
      <style:text-properties fo:font-size="13pt" officeooo:rsid="00033350" officeooo:paragraph-rsid="001ba939" style:font-size-asian="11.3500003814697pt" style:font-size-complex="13pt"/>
    </style:style>
    <style:style style:name="P20" style:family="paragraph" style:parent-style-name="Standard" style:master-page-name="">
      <style:paragraph-properties fo:text-align="start" style:justify-single-word="false" style:page-number="auto"/>
      <style:text-properties fo:font-size="13pt" officeooo:rsid="00033350" officeooo:paragraph-rsid="000ec49f" style:font-size-asian="11.3500003814697pt" style:font-size-complex="13pt"/>
    </style:style>
    <style:style style:name="P21" style:family="paragraph" style:parent-style-name="Standard" style:master-page-name="">
      <style:paragraph-properties fo:text-align="start" style:justify-single-word="false" style:page-number="auto"/>
      <style:text-properties fo:font-size="13pt" officeooo:rsid="000ad801" officeooo:paragraph-rsid="0020cf6b" style:font-size-asian="11.3500003814697pt" style:font-size-complex="13pt"/>
    </style:style>
    <style:style style:name="P22" style:family="paragraph" style:parent-style-name="Standard" style:master-page-name="">
      <style:paragraph-properties fo:text-align="start" style:justify-single-word="false" style:page-number="auto"/>
      <style:text-properties fo:font-size="13pt" officeooo:rsid="0020cf6b" officeooo:paragraph-rsid="0020cf6b" style:font-size-asian="11.3500003814697pt" style:font-size-complex="13pt"/>
    </style:style>
    <style:style style:name="P23" style:family="paragraph" style:parent-style-name="Standard" style:master-page-name="">
      <style:paragraph-properties fo:text-align="start" style:justify-single-word="false" style:page-number="auto"/>
      <style:text-properties fo:font-size="13pt" officeooo:rsid="0022d7bb" officeooo:paragraph-rsid="0022d7bb" style:font-size-asian="11.3500003814697pt" style:font-size-complex="13pt"/>
    </style:style>
    <style:style style:name="P24" style:family="paragraph" style:parent-style-name="Standard" style:master-page-name="">
      <loext:graphic-properties draw:fill="none"/>
      <style:paragraph-properties fo:margin-left="-0.5in" fo:margin-right="0in" fo:text-align="start" style:justify-single-word="false" fo:text-indent="0in" style:auto-text-indent="false" style:page-number="auto" fo:background-color="transparent"/>
      <style:text-properties fo:font-size="16pt" officeooo:rsid="00015bfc" officeooo:paragraph-rsid="0022d7bb" style:font-size-asian="14pt" style:font-size-complex="16pt"/>
    </style:style>
    <style:style style:name="P25" style:family="paragraph" style:parent-style-name="Standard" style:master-page-name="">
      <loext:graphic-properties draw:fill="none"/>
      <style:paragraph-properties fo:margin-left="-0.5in" fo:margin-right="0in" fo:text-align="start" style:justify-single-word="false" fo:text-indent="0in" style:auto-text-indent="false" style:page-number="auto" fo:background-color="transparent"/>
      <style:text-properties fo:font-size="16pt" officeooo:rsid="00015bfc" officeooo:paragraph-rsid="002c585b" style:font-size-asian="14pt" style:font-size-complex="16pt"/>
    </style:style>
    <style:style style:name="P26" style:family="paragraph" style:parent-style-name="Standard" style:master-page-name="">
      <loext:graphic-properties draw:fill="none"/>
      <style:paragraph-properties fo:margin-left="-0.5in" fo:margin-right="0in" fo:text-align="start" style:justify-single-word="false" fo:text-indent="0in" style:auto-text-indent="false" style:page-number="auto" fo:background-color="transparent"/>
      <style:text-properties fo:color="#0000ff" fo:font-size="10pt" fo:font-style="italic" fo:font-weight="bold" officeooo:rsid="002a6515" officeooo:paragraph-rsid="002a6515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officeooo:rsid="002ff8c9" officeooo:paragraph-rsid="002ff8c9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2ff8c9" officeooo:paragraph-rsid="002ff8c9" style:font-size-asian="14pt" style:font-weight-asian="bold" style:font-size-complex="16pt" style:font-weight-complex="bold"/>
    </style:style>
    <style:style style:name="T1" style:family="text">
      <style:text-properties officeooo:rsid="00016346"/>
    </style:style>
    <style:style style:name="T2" style:family="text">
      <style:text-properties officeooo:rsid="00033350"/>
    </style:style>
    <style:style style:name="T3" style:family="text">
      <style:text-properties officeooo:rsid="000ad801"/>
    </style:style>
    <style:style style:name="T4" style:family="text">
      <style:text-properties officeooo:rsid="000d85e1"/>
    </style:style>
    <style:style style:name="T5" style:family="text">
      <style:text-properties officeooo:rsid="000ec49f"/>
    </style:style>
    <style:style style:name="T6" style:family="text">
      <style:text-properties officeooo:rsid="001174c2"/>
    </style:style>
    <style:style style:name="T7" style:family="text">
      <style:text-properties officeooo:rsid="00138a41"/>
    </style:style>
    <style:style style:name="T8" style:family="text">
      <style:text-properties officeooo:rsid="00146f3d"/>
    </style:style>
    <style:style style:name="T9" style:family="text">
      <style:text-properties officeooo:rsid="001804c0"/>
    </style:style>
    <style:style style:name="T10" style:family="text">
      <style:text-properties officeooo:rsid="001d1638"/>
    </style:style>
    <style:style style:name="T11" style:family="text">
      <style:text-properties officeooo:rsid="00207b7b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07b7b"/>
    </style:style>
    <style:style style:name="T14" style:family="text">
      <style:text-properties style:text-underline-style="solid" style:text-underline-width="auto" style:text-underline-color="font-color" officeooo:rsid="0020cf6b"/>
    </style:style>
    <style:style style:name="T15" style:family="text">
      <style:text-properties style:text-underline-style="solid" style:text-underline-width="auto" style:text-underline-color="font-color" officeooo:rsid="002106a3"/>
    </style:style>
    <style:style style:name="T16" style:family="text">
      <style:text-properties style:text-underline-style="solid" style:text-underline-width="auto" style:text-underline-color="font-color" officeooo:rsid="0022d7bb"/>
    </style:style>
    <style:style style:name="T17" style:family="text">
      <style:text-properties style:text-underline-style="solid" style:text-underline-width="auto" style:text-underline-color="font-color" officeooo:rsid="0025647a"/>
    </style:style>
    <style:style style:name="T18" style:family="text">
      <style:text-properties style:text-underline-style="solid" style:text-underline-width="auto" style:text-underline-color="font-color" officeooo:rsid="00146f3d"/>
    </style:style>
    <style:style style:name="T19" style:family="text">
      <style:text-properties officeooo:rsid="0020cf6b"/>
    </style:style>
    <style:style style:name="T20" style:family="text">
      <style:text-properties officeooo:rsid="002106a3"/>
    </style:style>
    <style:style style:name="T21" style:family="text">
      <style:text-properties officeooo:rsid="0022d7bb"/>
    </style:style>
    <style:style style:name="T22" style:family="text">
      <style:text-properties officeooo:rsid="0025647a"/>
    </style:style>
    <style:style style:name="T23" style:family="text">
      <style:text-properties officeooo:rsid="002a6515"/>
    </style:style>
    <style:style style:name="T24" style:family="text">
      <style:text-properties officeooo:rsid="002ff8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 Agenda</text:p>
      <text:p text:style-name="P1">JEOD Training Course</text:p>
      <text:p text:style-name="P27">March 2019</text:p>
      <text:p text:style-name="P1"/>
      <text:p text:style-name="P2"><text:span text:style-name="T24">Monday, March 4</text:span></text:p>
      <text:p text:style-name="P4"><text:span text:style-name="T1">0</text:span>8:30 – Welcome, course preview, logistics</text:p>
      <text:p text:style-name="P4"><text:span text:style-name="T1">0</text:span>8:40 – Introduction to JEOD, Standard S_modules simulation</text:p>
      <text:p text:style-name="P16"><text:span text:style-name="T1">0</text:span>9:<text:span text:style-name="T9">10 – API document</text:span></text:p>
      <text:p text:style-name="P17">1<text:span text:style-name="T2">0</text:span>:<text:span text:style-name="T4">25</text:span> – <text:span text:style-name="T2">Break</text:span></text:p>
      <text:p text:style-name="P10">1<text:span text:style-name="T4">0</text:span>:<text:span text:style-name="T4">3</text:span>0 – <text:span text:style-name="T15">Exercise</text:span><text:span text:style-name="T20">: Simple spherical earth orbiter (Exercise 8)</text:span></text:p>
      <text:p text:style-name="P14">11:15 – <text:span text:style-name="T3">Survey of key JEOD models: DynManager, Ephemeris, Gravity, DynBody</text:span></text:p>
      <text:p text:style-name="P19">12:00 – Lunch</text:p>
      <text:p text:style-name="P9">1<text:span text:style-name="T10">3</text:span>:00 – <text:span text:style-name="T13">Exercise</text:span><text:span text:style-name="T11">: set a specific start date and time (Exercise 6)</text:span></text:p>
      <text:p text:style-name="P21"><text:span text:style-name="T19">13:30 – </text:span><text:span text:style-name="T14">Exercise</text:span><text:span text:style-name="T19">: Non-spherical-Earth orbiter (Exercise 12)</text:span></text:p>
      <text:p text:style-name="P22">14:15 – Tree concepts in JEOD</text:p>
      <text:p text:style-name="P23">14:55 – Break</text:p>
      <text:p text:style-name="P12">1<text:span text:style-name="T21">5</text:span>:00 – <text:span text:style-name="T22">16:30 – </text:span><text:span text:style-name="T16">Exercise</text:span><text:span text:style-name="T17">s</text:span><text:span text:style-name="T21">: Add mass points and secondary ref frames (Exercise 18) and Mass point and body ref frames (Exercise 20)</text:span></text:p>
      <text:p text:style-name="P24"/>
      <text:p text:style-name="P3"><text:span text:style-name="T24">Tue</text:span>sday, <text:span text:style-name="T24">March 5</text:span></text:p>
      <text:p text:style-name="P5"><text:span text:style-name="T1">0</text:span>8:30 – <text:span text:style-name="T7">Summary of previous day and preview of today</text:span></text:p>
      <text:p text:style-name="P6"><text:span text:style-name="T1">08</text:span>:<text:span text:style-name="T8">40 – </text:span><text:span text:style-name="T18">Exercises</text:span><text:span text:style-name="T8">: Initializing from OEs (Exercise 23) and from LVLH (Exercise 24)</text:span></text:p>
      <text:p text:style-name="P18"><text:span text:style-name="T23">10</text:span>:<text:span text:style-name="T8">55</text:span> – <text:span text:style-name="T2">Break</text:span></text:p>
      <text:p text:style-name="P13">1<text:span text:style-name="T23">1</text:span>:<text:span text:style-name="T8">0</text:span>0 – <text:span text:style-name="T23">Multiple integration loops</text:span></text:p>
      <text:p text:style-name="P20">1<text:span text:style-name="T23">2</text:span>:<text:span text:style-name="T23">0</text:span>0 – Lunch</text:p>
      <text:p text:style-name="P11">13:00 – <text:span text:style-name="T12">Exercise</text:span>: Multiple integration loops (Exercise 41)</text:p>
      <text:p text:style-name="P15">14:00 – 16:30 – Cis-lunar simulation (LLO and LEO vehicles simultaneously)</text:p>
      <text:p text:style-name="P25"/>
      <text:p text:style-name="P28">Wednesday, March 6</text:p>
      <text:p text:style-name="P7"><text:span text:style-name="T1">0</text:span>8:30 – <text:span text:style-name="T6">12:00 – Completion of previous days’ overruns and “ask me anything” open forum</text:span></text:p>
      <text:p text:style-name="P2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Morris</meta:initial-creator>
    <meta:creation-date>2016-09-16T13:34:29.760704634</meta:creation-date>
    <dc:date>2019-02-28T12:16:32.394693653</dc:date>
    <meta:editing-duration>PT4H17M28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56" meta:character-count="1082" meta:non-whitespace-character-count="929"/>
  </office:meta>
</office:document-meta>
</file>